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0906" officeooo:paragraph-rsid="00000906"/>
    </style:style>
    <style:style style:name="P2" style:family="paragraph" style:parent-style-name="Standard">
      <style:text-properties officeooo:rsid="0001b578" officeooo:paragraph-rsid="0001b578"/>
    </style:style>
    <style:style style:name="P3" style:family="paragraph" style:parent-style-name="Standard">
      <style:text-properties officeooo:rsid="0001b578" officeooo:paragraph-rsid="0001b578"/>
    </style:style>
    <style:style style:name="P4" style:family="paragraph" style:parent-style-name="Standard">
      <style:text-properties officeooo:rsid="0003db47" officeooo:paragraph-rsid="0003db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import java.util.*;</text:p>
      <text:p text:style-name="P1"/>
      <text:p text:style-name="P1">class EmployeeDemo</text:p>
      <text:p text:style-name="P1">{</text:p>
      <text:p text:style-name="P1"><text:tab/>String name;</text:p>
      <text:p text:style-name="P1"><text:tab/>int age; </text:p>
      <text:p text:style-name="P1"><text:tab/>int number;</text:p>
      <text:p text:style-name="P1"><text:tab/>String address;</text:p>
      <text:p text:style-name="P1"><text:tab/>int salary;</text:p>
      <text:p text:style-name="P1"><text:tab/>EmployeeDemo(String name,int age,int number,String address,int salary)</text:p>
      <text:p text:style-name="P1"><text:tab/>{</text:p>
      <text:p text:style-name="P1"><text:tab/><text:tab/>this.name = name;</text:p>
      <text:p text:style-name="P1"><text:tab/><text:tab/>this.age = age;</text:p>
      <text:p text:style-name="P1"><text:tab/><text:tab/>this.number = number;</text:p>
      <text:p text:style-name="P1"><text:tab/><text:tab/>this.address = address;</text:p>
      <text:p text:style-name="P1"><text:tab/><text:tab/>this.salary = salary;</text:p>
      <text:p text:style-name="P1"><text:tab/>}</text:p>
      <text:p text:style-name="P1"><text:tab/>public void print_Salary()</text:p>
      <text:p text:style-name="P1"><text:tab/>{</text:p>
      <text:p text:style-name="P1"><text:tab/><text:tab/>System.out.println("Salary is:" + salary);</text:p>
      <text:p text:style-name="P1"><text:tab/>}</text:p>
      <text:p text:style-name="P1">}</text:p>
      <text:p text:style-name="P1">class Officer extends EmployeeDemo</text:p>
      <text:p text:style-name="P1">{</text:p>
      <text:p text:style-name="P1"><text:tab/>String specialisation;</text:p>
      <text:p text:style-name="P1"><text:tab/>public Officer(String name,int age,int number,String address,int salary,String specialisation)</text:p>
      <text:p text:style-name="P1"><text:tab/>{</text:p>
      <text:p text:style-name="P1"><text:tab/>super(name,age, number,address,salary);</text:p>
      <text:p text:style-name="P1"><text:tab/>this.specialisation = specialisation;</text:p>
      <text:p text:style-name="P1"><text:tab/>}</text:p>
      <text:p text:style-name="P1"><text:tab/>void display()</text:p>
      <text:p text:style-name="P1"><text:tab/>{</text:p>
      <text:p text:style-name="P1"><text:tab/>System.out.println("Name " + name + "\nAge "+ age + "\nPhone "+ number+"\nAddress "+ address+ "\nSalary"+ salary+ "\nSpecialisation"+ specialisation);</text:p>
      <text:p text:style-name="P1"><text:tab/>}</text:p>
      <text:p text:style-name="P1">}</text:p>
      <text:p text:style-name="P1"/>
      <text:p text:style-name="P1">class Manager extends EmployeeDemo</text:p>
      <text:p text:style-name="P1">{</text:p>
      <text:p text:style-name="P1"><text:tab/>String department;</text:p>
      <text:p text:style-name="P1"><text:tab/>public Manager(String name,int age,int number,String address,int salary, String department)</text:p>
      <text:p text:style-name="P1"><text:tab/>{</text:p>
      <text:p text:style-name="P1"><text:tab/><text:tab/>super(name,age, number,address,salary);</text:p>
      <text:p text:style-name="P1"><text:tab/><text:tab/>this.department = department;</text:p>
      <text:p text:style-name="P1"><text:tab/>}</text:p>
      <text:p text:style-name="P1"><text:tab/>void display()</text:p>
      <text:p text:style-name="P1"><text:tab/>{</text:p>
      <text:p text:style-name="P1"><text:tab/>System.out.println("Name " + name + "\nAge "+ age + "\nPhone "+ number+"\nAddress "+ address+ "\nSalary"+ salary+ "\nDepartment"+ department);</text:p>
      <text:p text:style-name="P1"><text:tab/>}</text:p>
      <text:p text:style-name="P1"/>
      <text:p text:style-name="P1"><text:soft-page-break/>}</text:p>
      <text:p text:style-name="P1"/>
      <text:p text:style-name="P1">public class Employee</text:p>
      <text:p text:style-name="P1">{</text:p>
      <text:p text:style-name="P1">public static void main(String[] args)</text:p>
      <text:p text:style-name="P1">{</text:p>
      <text:p text:style-name="P1"><text:tab/>Scanner sc = new Scanner(System.in);</text:p>
      <text:p text:style-name="P1"/>
      <text:p text:style-name="P1"><text:tab/>System.out.println("Enter details of Officer one by one:");</text:p>
      <text:p text:style-name="P1"><text:tab/>System.out.println(" 1.Name\n 2.Age\n 3.Phone number\n 4.Address\n 5.Salary\n 6.Specialisation");</text:p>
      <text:p text:style-name="P1"><text:tab/>String n = sc.nextLine();</text:p>
      <text:p text:style-name="P1"><text:tab/>int a = sc.nextInt();</text:p>
      <text:p text:style-name="P1"><text:tab/>int nu = sc.nextInt();</text:p>
      <text:p text:style-name="P1"><text:tab/>sc.nextLine();</text:p>
      <text:p text:style-name="P1"><text:tab/>String ad = sc.nextLine();</text:p>
      <text:p text:style-name="P1"><text:tab/>int sal = sc.nextInt();</text:p>
      <text:p text:style-name="P1"><text:tab/>sc.nextLine();</text:p>
      <text:p text:style-name="P1"><text:tab/>String sp = sc.nextLine();</text:p>
      <text:p text:style-name="P1"><text:tab/>Officer o = new Officer(n,a,nu,ad,sal,sp);</text:p>
      <text:p text:style-name="P1"/>
      <text:p text:style-name="P1"><text:tab/>System.out.println("Enter details of Manager one by one:");</text:p>
      <text:p text:style-name="P1"><text:tab/>System.out.println(" 1.Name\n 2.Age\n 3.Phone number\n 4.Address\n 5.Salary\n 6.Department");</text:p>
      <text:p text:style-name="P1"><text:tab/>String na = sc.nextLine();</text:p>
      <text:p text:style-name="P1"><text:tab/>int ag = sc.nextInt();</text:p>
      <text:p text:style-name="P1"><text:tab/>int num = sc.nextInt();</text:p>
      <text:p text:style-name="P1"><text:tab/>sc.nextLine();</text:p>
      <text:p text:style-name="P1"><text:tab/>String add = sc.nextLine();</text:p>
      <text:p text:style-name="P1"><text:tab/>int salar = sc.nextInt();</text:p>
      <text:p text:style-name="P1"><text:tab/>sc.nextLine();</text:p>
      <text:p text:style-name="P1"><text:tab/>String dep = sc.nextLine();</text:p>
      <text:p text:style-name="P1"><text:tab/>Manager m = new Manager(na,ag,num,add,salar,dep);</text:p>
      <text:p text:style-name="P1">System.out.println("The details are:");</text:p>
      <text:p text:style-name="P1">System.out.println("\nOFFICER");</text:p>
      <text:p text:style-name="P1">o.display();</text:p>
      <text:p text:style-name="P1">System.out.println("\nMANAGER");</text:p>
      <text:p text:style-name="P1">m.display();</text:p>
      <text:p text:style-name="P1">}</text:p>
      <text:p text:style-name="P1">}</text:p>
      <text:p text:style-name="P1"/>
      <text:p text:style-name="P1">2.</text:p>
      <text:p text:style-name="P1"/>
      <text:p text:style-name="P1"/>
      <text:p text:style-name="P1">class Employee</text:p>
      <text:p text:style-name="P1">{</text:p>
      <text:p text:style-name="P1"><text:tab/>void display()</text:p>
      <text:p text:style-name="P1"><text:tab/>{</text:p>
      <text:p text:style-name="P1"><text:tab/><text:tab/>System.out.println("Name of the class is Employee");</text:p>
      <text:p text:style-name="P1"><text:tab/>}</text:p>
      <text:p text:style-name="P1"><text:tab/>public void calcSalary()</text:p>
      <text:p text:style-name="P1"><text:tab/>{</text:p>
      <text:p text:style-name="P1"><text:soft-page-break/><text:tab/><text:tab/>System.out.println("Salary is 10000");</text:p>
      <text:p text:style-name="P1"><text:tab/>}</text:p>
      <text:p text:style-name="P1">}</text:p>
      <text:p text:style-name="P1"/>
      <text:p text:style-name="P1">class Engineer extends Employee</text:p>
      <text:p text:style-name="P1">{</text:p>
      <text:p text:style-name="P1"><text:tab/>public void calcSalary()</text:p>
      <text:p text:style-name="P1"><text:tab/>{</text:p>
      <text:p text:style-name="P1"><text:tab/><text:tab/>System.out.println("Salary is 20000");</text:p>
      <text:p text:style-name="P1"><text:tab/>}</text:p>
      <text:p text:style-name="P1">}</text:p>
      <text:p text:style-name="P1"/>
      <text:p text:style-name="P1">public class EmployeeDemo</text:p>
      <text:p text:style-name="P1">{</text:p>
      <text:p text:style-name="P1"><text:tab/>public static void main(String[] agrs)</text:p>
      <text:p text:style-name="P1"><text:tab/>{</text:p>
      <text:p text:style-name="P1"><text:tab/><text:tab/>Employee em = new Engineer();</text:p>
      <text:p text:style-name="P1"><text:tab/><text:tab/>em.display();</text:p>
      <text:p text:style-name="P1"><text:tab/><text:tab/>em.calcSalary();</text:p>
      <text:p text:style-name="P1"><text:tab/>}</text:p>
      <text:p text:style-name="P1">}</text:p>
      <text:p text:style-name="P1"/>
      <text:p text:style-name="P1">3.</text:p>
      <text:p text:style-name="P2">class Staff{</text:p>
      <text:p text:style-name="P2">int code;</text:p>
      <text:p text:style-name="P2">String name;</text:p>
      <text:p text:style-name="P2">Staff(int code, String name)</text:p>
      <text:p text:style-name="P2">{</text:p>
      <text:p text:style-name="P2"><text:tab/>this.code = code;</text:p>
      <text:p text:style-name="P2"><text:tab/>this.name = name;</text:p>
      <text:p text:style-name="P2">}</text:p>
      <text:p text:style-name="P2">}</text:p>
      <text:p text:style-name="P2"/>
      <text:p text:style-name="P2">class Faculty extends Staff{</text:p>
      <text:p text:style-name="P2">String department;</text:p>
      <text:p text:style-name="P2">String subject;</text:p>
      <text:p text:style-name="P2">String researchArea;</text:p>
      <text:p text:style-name="P2">Faculty(int code, String name, String department, String subject, String researchArea){</text:p>
      <text:p text:style-name="P2">super(code, name);</text:p>
      <text:p text:style-name="P2">this.department = department;</text:p>
      <text:p text:style-name="P2">this.subject = subject;</text:p>
      <text:p text:style-name="P2">this.researchArea = researchArea;</text:p>
      <text:p text:style-name="P2">}</text:p>
      <text:p text:style-name="P2">void display()</text:p>
      <text:p text:style-name="P2">{</text:p>
      <text:p text:style-name="P2"><text:tab/>System.out.println("Code " + code +"\nName " + name+"\nDepartment "+department+"\nSubject "+subject+"\nResearch Area "+ researchArea);</text:p>
      <text:p text:style-name="P2">}</text:p>
      <text:p text:style-name="P2">}</text:p>
      <text:p text:style-name="P2"/>
      <text:p text:style-name="P2">class Officer extends Staff{</text:p>
      <text:p text:style-name="P2">String rank;</text:p>
      <text:p text:style-name="P2"><text:soft-page-break/>String grade;</text:p>
      <text:p text:style-name="P2">Officer(int code, String name, String rank, String grade){</text:p>
      <text:p text:style-name="P2">super(code, name);</text:p>
      <text:p text:style-name="P2">this.rank = rank;</text:p>
      <text:p text:style-name="P2">this.grade = grade;</text:p>
      <text:p text:style-name="P2">}</text:p>
      <text:p text:style-name="P2">void display()</text:p>
      <text:p text:style-name="P2">{</text:p>
      <text:p text:style-name="P2"><text:tab/>System.out.println("Code " + code +"\nName " + name+"\nRank "+rank+"\nGrade "+grade);</text:p>
      <text:p text:style-name="P2">}</text:p>
      <text:p text:style-name="P2">}</text:p>
      <text:p text:style-name="P2"/>
      <text:p text:style-name="P2">class Typist extends Staff{</text:p>
      <text:p text:style-name="P2">String office;</text:p>
      <text:p text:style-name="P2">String speed;</text:p>
      <text:p text:style-name="P2">Typist(int code, String name,String office, String speed)</text:p>
      <text:p text:style-name="P2">{</text:p>
      <text:p text:style-name="P2">super(code, name);</text:p>
      <text:p text:style-name="P2">this.office = office;</text:p>
      <text:p text:style-name="P2">this.speed = speed;</text:p>
      <text:p text:style-name="P2">}</text:p>
      <text:p text:style-name="P2">}</text:p>
      <text:p text:style-name="P2"/>
      <text:p text:style-name="P2">class Permanent extends Typist{</text:p>
      <text:p text:style-name="P2">int salary;</text:p>
      <text:p text:style-name="P2">Permanent(int code, String name,String office, String speed, int salary){</text:p>
      <text:p text:style-name="P2">super(code, name, office, speed);</text:p>
      <text:p text:style-name="P2">this.salary = salary;</text:p>
      <text:p text:style-name="P2">}</text:p>
      <text:p text:style-name="P2">void display()</text:p>
      <text:p text:style-name="P2">{</text:p>
      <text:p text:style-name="P2"><text:tab/>System.out.println("Code " + code +"\nName " + name+"\nOffice "+office+"\nSpeed "+speed+"\nSalary "+salary);</text:p>
      <text:p text:style-name="P2">}</text:p>
      <text:p text:style-name="P2">}</text:p>
      <text:p text:style-name="P2"/>
      <text:p text:style-name="P2">class Casual extends Typist{</text:p>
      <text:p text:style-name="P2">int wage;</text:p>
      <text:p text:style-name="P2">Casual(int code, String name,String office, String speed, int wage){</text:p>
      <text:p text:style-name="P2">super(code, name, office, speed);</text:p>
      <text:p text:style-name="P2">this.wage = wage;</text:p>
      <text:p text:style-name="P2">}</text:p>
      <text:p text:style-name="P2">void display()</text:p>
      <text:p text:style-name="P2">{</text:p>
      <text:p text:style-name="P2"><text:tab/>System.out.println("Code " + code +"\nName " + name+"\nOffice "+office+"\nSpeed "+speed+"\nDaily wage "+wage);</text:p>
      <text:p text:style-name="P2">}</text:p>
      <text:p text:style-name="P2">}</text:p>
      <text:p text:style-name="P2"/>
      <text:p text:style-name="P2">public class Inherit{</text:p>
      <text:p text:style-name="P2"><text:tab/>public static void main(String[] args){</text:p>
      <text:p text:style-name="P2"><text:soft-page-break/><text:tab/><text:tab/>Faculty f = new Faculty(87, "Lala", "CS", "LS", "jl");</text:p>
      <text:p text:style-name="P2"><text:tab/><text:tab/>Officer o = new Officer(310, "Res", "Major", "B");</text:p>
      <text:p text:style-name="P2"><text:tab/><text:tab/>Permanent p = new Permanent(76, "Jose", "Top", "medium", 20000);</text:p>
      <text:p text:style-name="P2"><text:tab/><text:tab/>Casual c = new Casual(523, "Sai", "Lower", "fast", 2000);</text:p>
      <text:p text:style-name="P2"><text:tab/><text:tab/>System.out.println("Faculty details:");</text:p>
      <text:p text:style-name="P2"><text:tab/><text:tab/>f.display();</text:p>
      <text:p text:style-name="P2"><text:tab/><text:tab/>System.out.println("\nOfficer details:");</text:p>
      <text:p text:style-name="P2"><text:tab/><text:tab/>o.display();</text:p>
      <text:p text:style-name="P2"><text:tab/><text:tab/>System.out.println("\nPermanent Typist details:");</text:p>
      <text:p text:style-name="P2"><text:tab/><text:tab/>p.display();</text:p>
      <text:p text:style-name="P2"><text:tab/><text:tab/>System.out.println("\nCasual Typist details:");</text:p>
      <text:p text:style-name="P2"><text:tab/><text:tab/>c.display();</text:p>
      <text:p text:style-name="P2"><text:tab/>}</text:p>
      <text:p text:style-name="P2">}</text:p>
      <text:p text:style-name="P2"/>
      <text:p text:style-name="P2">4.</text:p>
      <text:p text:style-name="P4">abstract class Shape</text:p>
      <text:p text:style-name="P4">{</text:p>
      <text:p text:style-name="P4"><text:tab/>abstract void numberOfSides();</text:p>
      <text:p text:style-name="P4">}</text:p>
      <text:p text:style-name="P4"/>
      <text:p text:style-name="P4">class Rectangle extends Shape</text:p>
      <text:p text:style-name="P4">{</text:p>
      <text:p text:style-name="P4"><text:tab/>void numberOfSides()</text:p>
      <text:p text:style-name="P4"><text:tab/>{</text:p>
      <text:p text:style-name="P4"><text:tab/><text:tab/>System.out.println("Rectangle has 4 sides");</text:p>
      <text:p text:style-name="P4"><text:tab/>}</text:p>
      <text:p text:style-name="P4">}</text:p>
      <text:p text:style-name="P4"/>
      <text:p text:style-name="P4">class Triangle extends Shape</text:p>
      <text:p text:style-name="P4">{</text:p>
      <text:p text:style-name="P4"><text:tab/>void numberOfSides()</text:p>
      <text:p text:style-name="P4"><text:tab/>{</text:p>
      <text:p text:style-name="P4"><text:tab/><text:tab/>System.out.println("Triangle has 3 sides");</text:p>
      <text:p text:style-name="P4"><text:tab/>}</text:p>
      <text:p text:style-name="P4">}</text:p>
      <text:p text:style-name="P4"/>
      <text:p text:style-name="P4">class Hexagon extends Shape</text:p>
      <text:p text:style-name="P4">{</text:p>
      <text:p text:style-name="P4"><text:tab/>void numberOfSides()</text:p>
      <text:p text:style-name="P4"><text:tab/>{</text:p>
      <text:p text:style-name="P4"><text:tab/><text:tab/>System.out.println("Hexagon has 6 sides");</text:p>
      <text:p text:style-name="P4"><text:tab/>}</text:p>
      <text:p text:style-name="P4">}</text:p>
      <text:p text:style-name="P4"/>
      <text:p text:style-name="P4">public class ShapeDemo</text:p>
      <text:p text:style-name="P4">{</text:p>
      <text:p text:style-name="P4"><text:tab/>public static void main(String[] args)</text:p>
      <text:p text:style-name="P4"><text:tab/>{</text:p>
      <text:p text:style-name="P4"><text:tab/><text:tab/>Rectangle r = new Rectangle();</text:p>
      <text:p text:style-name="P4"><text:tab/><text:tab/>Triangle t = new Triangle();</text:p>
      <text:p text:style-name="P4"><text:tab/><text:tab/>Hexagon h = new Hexagon();</text:p>
      <text:p text:style-name="P4"><text:soft-page-break/><text:tab/><text:tab/>r.numberOfSides();</text:p>
      <text:p text:style-name="P4"><text:tab/><text:tab/>t.numberOfSides();</text:p>
      <text:p text:style-name="P4"><text:tab/><text:tab/>h.numberOfSides();</text:p>
      <text:p text:style-name="P4"><text:tab/>}</text:p>
      <text:p text:style-name="P4">}</text:p>
      <text:p text:style-name="P4"/>
      <text:p text:style-name="P4">5.</text:p>
      <text:p text:style-name="P4"/>
      <text:p text:style-name="P4">import java.util.Scanner;</text:p>
      <text:p text:style-name="P4"/>
      <text:p text:style-name="P4">interface Area </text:p>
      <text:p text:style-name="P4">{</text:p>
      <text:p text:style-name="P4"><text:tab/>double calArea();</text:p>
      <text:p text:style-name="P4">}</text:p>
      <text:p text:style-name="P4"/>
      <text:p text:style-name="P4">interface Volume</text:p>
      <text:p text:style-name="P4">{</text:p>
      <text:p text:style-name="P4"><text:tab/>double calVol();</text:p>
      <text:p text:style-name="P4">}</text:p>
      <text:p text:style-name="P4"/>
      <text:p text:style-name="P4">abstract class Shape implements Area</text:p>
      <text:p text:style-name="P4">{</text:p>
      <text:p text:style-name="P4"><text:tab/>String name;</text:p>
      <text:p text:style-name="P4"><text:tab/>Shape(String n)</text:p>
      <text:p text:style-name="P4"><text:tab/>{</text:p>
      <text:p text:style-name="P4"><text:tab/><text:tab/>this.name = n;</text:p>
      <text:p text:style-name="P4"><text:tab/>}</text:p>
      <text:p text:style-name="P4"><text:tab/>public String getName()</text:p>
      <text:p text:style-name="P4"><text:tab/>{</text:p>
      <text:p text:style-name="P4"><text:tab/>return name;</text:p>
      <text:p text:style-name="P4"><text:tab/>}</text:p>
      <text:p text:style-name="P4">}</text:p>
      <text:p text:style-name="P4"/>
      <text:p text:style-name="P4">class Circle extends Shape implements Area</text:p>
      <text:p text:style-name="P4">{</text:p>
      <text:p text:style-name="P4"><text:tab/>double radius;</text:p>
      <text:p text:style-name="P4"><text:tab/>Circle(double r, String n)</text:p>
      <text:p text:style-name="P4"><text:tab/>{</text:p>
      <text:p text:style-name="P4"><text:tab/><text:tab/>super(n);</text:p>
      <text:p text:style-name="P4"><text:tab/><text:tab/>this.radius = r;</text:p>
      <text:p text:style-name="P4"><text:tab/>}</text:p>
      <text:p text:style-name="P4">public double calArea()</text:p>
      <text:p text:style-name="P4">{</text:p>
      <text:p text:style-name="P4"><text:tab/>return (Math.PI * radius * radius);</text:p>
      <text:p text:style-name="P4">}</text:p>
      <text:p text:style-name="P4">}</text:p>
      <text:p text:style-name="P4"/>
      <text:p text:style-name="P4">class Square extends Shape implements Area</text:p>
      <text:p text:style-name="P4">{</text:p>
      <text:p text:style-name="P4"><text:tab/>double side;</text:p>
      <text:p text:style-name="P4"><text:tab/>Square(double s, String n)</text:p>
      <text:p text:style-name="P4"><text:tab/>{</text:p>
      <text:p text:style-name="P4"><text:soft-page-break/><text:tab/><text:tab/>super(n);</text:p>
      <text:p text:style-name="P4"><text:tab/><text:tab/>this.side = s;</text:p>
      <text:p text:style-name="P4"><text:tab/>}</text:p>
      <text:p text:style-name="P4"><text:tab/>public double calArea()</text:p>
      <text:p text:style-name="P4"><text:tab/>{</text:p>
      <text:p text:style-name="P4"><text:tab/><text:tab/>return (side * side);</text:p>
      <text:p text:style-name="P4"><text:tab/>}</text:p>
      <text:p text:style-name="P4">}</text:p>
      <text:p text:style-name="P4"/>
      <text:p text:style-name="P4">class Cylinder extends Circle implements Volume</text:p>
      <text:p text:style-name="P4">{</text:p>
      <text:p text:style-name="P4"><text:tab/>double height;</text:p>
      <text:p text:style-name="P4"><text:tab/>Cylinder(double h, double r, String n)</text:p>
      <text:p text:style-name="P4"><text:tab/>{</text:p>
      <text:p text:style-name="P4"><text:tab/><text:tab/>super(r,n);</text:p>
      <text:p text:style-name="P4"><text:tab/><text:tab/>this.height = h;</text:p>
      <text:p text:style-name="P4"><text:tab/>}</text:p>
      <text:p text:style-name="P4"><text:tab/>public double calVol()</text:p>
      <text:p text:style-name="P4"><text:tab/>{</text:p>
      <text:p text:style-name="P4"><text:tab/><text:tab/>return (Math.PI * radius * radius * height);</text:p>
      <text:p text:style-name="P4"><text:tab/>}</text:p>
      <text:p text:style-name="P4">}</text:p>
      <text:p text:style-name="P4"/>
      <text:p text:style-name="P4">class Sphere extends Circle implements Volume</text:p>
      <text:p text:style-name="P4">{</text:p>
      <text:p text:style-name="P4"><text:tab/>Sphere(double r, String n)</text:p>
      <text:p text:style-name="P4"><text:tab/>{</text:p>
      <text:p text:style-name="P4"><text:tab/><text:tab/>super(r,n);</text:p>
      <text:p text:style-name="P4"><text:tab/>}</text:p>
      <text:p text:style-name="P4"><text:tab/>public double calVol()</text:p>
      <text:p text:style-name="P4"><text:tab/>{</text:p>
      <text:p text:style-name="P4"><text:tab/><text:tab/>return ((4/3) * Math.PI * Math.pow(radius,3));</text:p>
      <text:p text:style-name="P4"><text:tab/>}</text:p>
      <text:p text:style-name="P4">}</text:p>
      <text:p text:style-name="P4"/>
      <text:p text:style-name="P4">class Cube extends Square implements Volume</text:p>
      <text:p text:style-name="P4">{</text:p>
      <text:p text:style-name="P4"><text:tab/>Cube(double s, String n)</text:p>
      <text:p text:style-name="P4"><text:tab/>{</text:p>
      <text:p text:style-name="P4"><text:tab/><text:tab/>super(s,n);</text:p>
      <text:p text:style-name="P4"><text:tab/>}</text:p>
      <text:p text:style-name="P4"><text:tab/>public double calVol()</text:p>
      <text:p text:style-name="P4"><text:tab/>{</text:p>
      <text:p text:style-name="P4"><text:tab/><text:tab/>return (Math.pow(side ,3));</text:p>
      <text:p text:style-name="P4"><text:tab/>}</text:p>
      <text:p text:style-name="P4">}</text:p>
      <text:p text:style-name="P4"/>
      <text:p text:style-name="P4">class Glome extends Sphere</text:p>
      <text:p text:style-name="P4">{</text:p>
      <text:p text:style-name="P4"><text:tab/>Glome(double r, String n)</text:p>
      <text:p text:style-name="P4"><text:tab/>{</text:p>
      <text:p text:style-name="P4"><text:tab/><text:tab/>super(r,n);</text:p>
      <text:p text:style-name="P4"><text:soft-page-break/><text:tab/>}</text:p>
      <text:p text:style-name="P4"><text:tab/>public double calVol()</text:p>
      <text:p text:style-name="P4"><text:tab/>{</text:p>
      <text:p text:style-name="P4"><text:tab/><text:tab/>return (0.5 * Math.PI * Math.PI * Math.pow(radius,5));</text:p>
      <text:p text:style-name="P4"><text:tab/>}</text:p>
      <text:p text:style-name="P4">}</text:p>
      <text:p text:style-name="P4"/>
      <text:p text:style-name="P4">public class GeoShape</text:p>
      <text:p text:style-name="P4">{</text:p>
      <text:p text:style-name="P4"><text:tab/>public static void main(String[] args)</text:p>
      <text:p text:style-name="P4"><text:tab/>{</text:p>
      <text:p text:style-name="P4"><text:tab/><text:tab/>Scanner sc = <text:s/>new Scanner(System.in);</text:p>
      <text:p text:style-name="P4"><text:tab/><text:tab/>int choice, cont;</text:p>
      <text:p text:style-name="P4"><text:tab/><text:tab/>do{</text:p>
      <text:p text:style-name="P4"><text:tab/><text:tab/>System.out.println("MENU\n Area of\n 1.Circle\n 2.Square\n\n Volume of\n 3.Cylinder\n 4.Sphere\n 5.Cube\n 6.Glome\n");</text:p>
      <text:p text:style-name="P4"><text:tab/><text:tab/>choice = sc.nextInt();</text:p>
      <text:p text:style-name="P4"><text:tab/><text:tab/>switch(choice)</text:p>
      <text:p text:style-name="P4"><text:tab/><text:tab/>{</text:p>
      <text:p text:style-name="P4"><text:tab/><text:tab/><text:tab/>case 1:</text:p>
      <text:p text:style-name="P4"><text:tab/><text:tab/><text:tab/>System.out.println("Enter radius of circle");</text:p>
      <text:p text:style-name="P4"><text:tab/><text:tab/><text:tab/>int c_r = sc.nextInt();</text:p>
      <text:p text:style-name="P4"><text:tab/><text:tab/><text:tab/>Circle c = new Circle(c_r, "Circle");</text:p>
      <text:p text:style-name="P4"><text:tab/><text:tab/><text:tab/>System.out.println(c.getName() +" area: " + c.calArea());<text:tab/></text:p>
      <text:p text:style-name="P4"><text:tab/><text:tab/><text:tab/>break;</text:p>
      <text:p text:style-name="P4"/>
      <text:p text:style-name="P4"><text:tab/><text:tab/><text:tab/>case 2:</text:p>
      <text:p text:style-name="P4"><text:tab/><text:tab/><text:tab/>System.out.println("Enter length of square");</text:p>
      <text:p text:style-name="P4"><text:tab/><text:tab/><text:tab/>int sq_s = sc.nextInt();</text:p>
      <text:p text:style-name="P4"><text:tab/><text:tab/><text:tab/>Square sq = new Square(sq_s, "Square");</text:p>
      <text:p text:style-name="P4"><text:tab/><text:tab/><text:tab/>System.out.println(sq.getName() +" area: " + sq.calArea());</text:p>
      <text:p text:style-name="P4"><text:tab/><text:tab/><text:tab/>break;</text:p>
      <text:p text:style-name="P4"/>
      <text:p text:style-name="P4"><text:tab/><text:tab/><text:tab/>case 3:</text:p>
      <text:p text:style-name="P4"><text:tab/><text:tab/><text:tab/>System.out.println("Enter radius of cylinder");</text:p>
      <text:p text:style-name="P4"><text:tab/><text:tab/><text:tab/>int cy_r = sc.nextInt();</text:p>
      <text:p text:style-name="P4"><text:tab/><text:tab/><text:tab/>System.out.println("Enter height of cylinder");</text:p>
      <text:p text:style-name="P4"><text:tab/><text:tab/><text:tab/>int cy_h = sc.nextInt();</text:p>
      <text:p text:style-name="P4"><text:tab/><text:tab/><text:tab/>Cylinder cy = new Cylinder(cy_h, cy_r, "Cylinder");</text:p>
      <text:p text:style-name="P4"><text:tab/><text:tab/><text:tab/>System.out.println(cy.getName() +" volume: " + cy.calVol());</text:p>
      <text:p text:style-name="P4"><text:tab/><text:tab/><text:tab/>break;</text:p>
      <text:p text:style-name="P4"/>
      <text:p text:style-name="P4"><text:tab/><text:tab/><text:tab/>case 4:</text:p>
      <text:p text:style-name="P4"><text:tab/><text:tab/><text:tab/>System.out.println("Enter radius of sphere");</text:p>
      <text:p text:style-name="P4"><text:tab/><text:tab/><text:tab/>int sp_r = sc.nextInt();</text:p>
      <text:p text:style-name="P4"><text:tab/><text:tab/><text:tab/>Sphere sp = new Sphere(sp_r,"Sphere");</text:p>
      <text:p text:style-name="P4"><text:tab/><text:tab/><text:tab/>System.out.println(sp.getName() +" volume: " + sp.calVol());</text:p>
      <text:p text:style-name="P4"><text:tab/><text:tab/><text:tab/>break;</text:p>
      <text:p text:style-name="P4"/>
      <text:p text:style-name="P4"><text:tab/><text:tab/><text:tab/>case 5:</text:p>
      <text:p text:style-name="P4"><text:tab/><text:tab/><text:tab/>System.out.println("Enter length of cube");</text:p>
      <text:p text:style-name="P4"><text:tab/><text:tab/><text:tab/>int cu_s = sc.nextInt();</text:p>
      <text:p text:style-name="P4"><text:soft-page-break/><text:tab/><text:tab/><text:tab/>Cube cu = new Cube(cu_s,"Cube");</text:p>
      <text:p text:style-name="P4"><text:tab/><text:tab/><text:tab/>System.out.println(cu.getName() +" volume: " + cu.calVol());</text:p>
      <text:p text:style-name="P4"><text:tab/><text:tab/><text:tab/>break;</text:p>
      <text:p text:style-name="P4"/>
      <text:p text:style-name="P4"><text:tab/><text:tab/><text:tab/>case 6:</text:p>
      <text:p text:style-name="P4"><text:tab/><text:tab/><text:tab/>System.out.println("Enter radius of glome");</text:p>
      <text:p text:style-name="P4"><text:tab/><text:tab/><text:tab/>int g_r = sc.nextInt();</text:p>
      <text:p text:style-name="P4"><text:tab/><text:tab/><text:tab/>Glome g = new Glome(g_r,"Glome");</text:p>
      <text:p text:style-name="P4"><text:tab/><text:tab/><text:tab/>System.out.println(g.getName() +" volume: " + g.calVol());</text:p>
      <text:p text:style-name="P4"><text:tab/><text:tab/><text:tab/>break;</text:p>
      <text:p text:style-name="P4"/>
      <text:p text:style-name="P4"><text:tab/><text:tab/><text:tab/>default:</text:p>
      <text:p text:style-name="P4"><text:tab/><text:tab/><text:tab/>System.out.println("Invalid!!");</text:p>
      <text:p text:style-name="P4"><text:tab/><text:tab/>}</text:p>
      <text:p text:style-name="P4"><text:tab/><text:tab/>System.out.println("Do another operation?");<text:tab/></text:p>
      <text:p text:style-name="P4"><text:tab/><text:tab/>cont = sc.nextInt();</text:p>
      <text:p text:style-name="P4"><text:tab/><text:tab/>}while(cont == 1);</text:p>
      <text:p text:style-name="P4"><text:tab/>}</text:p>
      <text:p text:style-name="P4">}</text:p>
      <text:p text:style-name="P4"/>
      <text:p text:style-name="P4">6.</text:p>
      <text:p text:style-name="P4"/>
      <text:p text:style-name="P4">import java.util.Scanner;</text:p>
      <text:p text:style-name="P4"/>
      <text:p text:style-name="P4">interface Operations</text:p>
      <text:p text:style-name="P4">{</text:p>
      <text:p text:style-name="P4"><text:tab/>double PI = 3.14;</text:p>
      <text:p text:style-name="P4"><text:tab/>double area();</text:p>
      <text:p text:style-name="P4"><text:tab/>double volume();</text:p>
      <text:p text:style-name="P4">}</text:p>
      <text:p text:style-name="P4"/>
      <text:p text:style-name="P4">class Cylinder implements Operations</text:p>
      <text:p text:style-name="P4">{</text:p>
      <text:p text:style-name="P4"><text:tab/>double height, radius;</text:p>
      <text:p text:style-name="P4"><text:tab/>Cylinder(double r, double h)</text:p>
      <text:p text:style-name="P4"><text:tab/>{</text:p>
      <text:p text:style-name="P4"><text:tab/><text:tab/>this.radius = r;</text:p>
      <text:p text:style-name="P4"><text:tab/><text:tab/>this.height = h;</text:p>
      <text:p text:style-name="P4"><text:tab/>}</text:p>
      <text:p text:style-name="P4"><text:tab/>public double area()</text:p>
      <text:p text:style-name="P4"><text:tab/>{</text:p>
      <text:p text:style-name="P4"><text:tab/> <text:tab/>return(2 * PI * radius * (radius + height));</text:p>
      <text:p text:style-name="P4"><text:tab/>}</text:p>
      <text:p text:style-name="P4"><text:tab/>public double volume()</text:p>
      <text:p text:style-name="P4"><text:tab/>{</text:p>
      <text:p text:style-name="P4"><text:tab/> <text:tab/>return(PI * radius * radius * height);</text:p>
      <text:p text:style-name="P4"><text:tab/>}</text:p>
      <text:p text:style-name="P4">}</text:p>
      <text:p text:style-name="P4"/>
      <text:p text:style-name="P4">public class CylinderDemo </text:p>
      <text:p text:style-name="P4">{</text:p>
      <text:p text:style-name="P4"><text:tab/>public static void main(String[] args)</text:p>
      <text:p text:style-name="P4"><text:soft-page-break/><text:tab/>{</text:p>
      <text:p text:style-name="P4"><text:tab/><text:tab/>Scanner sc = new Scanner(System.in);</text:p>
      <text:p text:style-name="P4"><text:tab/><text:tab/>System.out.println("Enter radius of cylinder");</text:p>
      <text:p text:style-name="P4"><text:tab/><text:tab/>int cr = sc.nextInt();</text:p>
      <text:p text:style-name="P4"><text:tab/><text:tab/>System.out.println("Enter height of cylinder");</text:p>
      <text:p text:style-name="P4"><text:tab/><text:tab/>int ch = sc.nextInt();</text:p>
      <text:p text:style-name="P4"><text:tab/><text:tab/>Cylinder cy = new Cylinder(cr,ch);</text:p>
      <text:p text:style-name="P4"><text:tab/><text:tab/>System.out.println("Cylinder area is " + cy.area() + " and volume is " + cy.volume());</text:p>
      <text:p text:style-name="P4"><text:tab/>}</text:p>
      <text:p text:style-name="P4">}</text:p>
      <text:p text:style-name="P4"/>
      <text:p text:style-name="P4">7.</text:p>
      <text:p text:style-name="P4">interface P</text:p>
      <text:p text:style-name="P4">{</text:p>
      <text:p text:style-name="P4">int a = 1;</text:p>
      <text:p text:style-name="P4">void method();</text:p>
      <text:p text:style-name="P4">}</text:p>
      <text:p text:style-name="P4"/>
      <text:p text:style-name="P4">interface P1 extends P</text:p>
      <text:p text:style-name="P4">{</text:p>
      <text:p text:style-name="P4">int b = 2;</text:p>
      <text:p text:style-name="P4">}</text:p>
      <text:p text:style-name="P4"/>
      <text:p text:style-name="P4">interface P2 extends P</text:p>
      <text:p text:style-name="P4">{</text:p>
      <text:p text:style-name="P4">int c = 3;</text:p>
      <text:p text:style-name="P4">}</text:p>
      <text:p text:style-name="P4"/>
      <text:p text:style-name="P4">interface P12 extends P1, P2</text:p>
      <text:p text:style-name="P4">{</text:p>
      <text:p text:style-name="P4">int d = 4;</text:p>
      <text:p text:style-name="P4">void methodp12();</text:p>
      <text:p text:style-name="P4">}</text:p>
      <text:p text:style-name="P4"/>
      <text:p text:style-name="P4">class Q implements P12</text:p>
      <text:p text:style-name="P4">{</text:p>
      <text:p text:style-name="P4"><text:tab/>public void method()</text:p>
      <text:p text:style-name="P4"><text:tab/>{</text:p>
      <text:p text:style-name="P4"><text:tab/><text:tab/>System.out.println("Constant in P "+a);</text:p>
      <text:p text:style-name="P4"><text:tab/>}</text:p>
      <text:p text:style-name="P4"><text:tab/>public void methodp1()</text:p>
      <text:p text:style-name="P4"><text:tab/>{</text:p>
      <text:p text:style-name="P4"><text:tab/><text:tab/>System.out.println("Constant in P1 "+b);</text:p>
      <text:p text:style-name="P4"><text:tab/>}</text:p>
      <text:p text:style-name="P4"><text:tab/>public void methodp2()</text:p>
      <text:p text:style-name="P4"><text:tab/>{</text:p>
      <text:p text:style-name="P4"><text:tab/><text:tab/>System.out.println("Constant in P2 "+c);</text:p>
      <text:p text:style-name="P4"><text:tab/>}</text:p>
      <text:p text:style-name="P4"><text:tab/>public void methodp12()</text:p>
      <text:p text:style-name="P4"><text:tab/>{</text:p>
      <text:p text:style-name="P4"><text:tab/><text:tab/>System.out.println("Constant in P12 "+d);</text:p>
      <text:p text:style-name="P4"><text:tab/>}</text:p>
      <text:p text:style-name="P4"><text:soft-page-break/>}</text:p>
      <text:p text:style-name="P4"/>
      <text:p text:style-name="P4">public class Interface</text:p>
      <text:p text:style-name="P4">{</text:p>
      <text:p text:style-name="P4"><text:tab/>public static void main(String[] args)</text:p>
      <text:p text:style-name="P4"><text:tab/>{</text:p>
      <text:p text:style-name="P4"><text:tab/><text:tab/>Q obj = new Q();</text:p>
      <text:p text:style-name="P4"><text:tab/><text:tab/>obj.method();</text:p>
      <text:p text:style-name="P4"><text:tab/><text:tab/>obj.methodp1();</text:p>
      <text:p text:style-name="P4"><text:tab/><text:tab/>obj.methodp2();</text:p>
      <text:p text:style-name="P4"><text:tab/><text:tab/>obj.methodp12();</text:p>
      <text:p text:style-name="P4"><text:tab/>}</text:p>
      <text:p text:style-name="P4">}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8T21:11:58.069372403</meta:creation-date>
    <dc:date>2023-11-15T21:20:55.399907787</dc:date>
    <meta:editing-duration>PT31M4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1" meta:paragraph-count="472" meta:word-count="1289" meta:character-count="9499" meta:non-whitespace-character-count="8226"/>
  </office:meta>
</office:document-meta>
</file>